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d6ae4" officeooo:paragraph-rsid="001d6ae4"/>
    </style:style>
    <style:style style:name="P2" style:family="paragraph" style:parent-style-name="Text_20_body">
      <style:paragraph-properties fo:text-align="justify" style:justify-single-word="false"/>
      <style:text-properties officeooo:rsid="001f7a03" officeooo:paragraph-rsid="0023c007"/>
    </style:style>
    <style:style style:name="P3" style:family="paragraph" style:parent-style-name="Text_20_body">
      <style:paragraph-properties fo:text-align="justify" style:justify-single-word="false"/>
      <style:text-properties officeooo:rsid="00207108" officeooo:paragraph-rsid="00207108"/>
    </style:style>
    <style:style style:name="P4" style:family="paragraph" style:parent-style-name="Text_20_body">
      <style:paragraph-properties fo:text-align="justify" style:justify-single-word="false"/>
      <style:text-properties officeooo:rsid="002151db" officeooo:paragraph-rsid="002151db"/>
    </style:style>
    <style:style style:name="P5" style:family="paragraph" style:parent-style-name="Text_20_body">
      <style:paragraph-properties fo:text-align="justify" style:justify-single-word="false"/>
      <style:text-properties officeooo:rsid="0021c38e" officeooo:paragraph-rsid="0021c38e"/>
    </style:style>
    <style:style style:name="P6" style:family="paragraph" style:parent-style-name="Text_20_body">
      <style:paragraph-properties fo:text-align="justify" style:justify-single-word="false"/>
      <style:text-properties officeooo:rsid="0023c007" officeooo:paragraph-rsid="0023c007"/>
    </style:style>
    <style:style style:name="P7" style:family="paragraph" style:parent-style-name="Text_20_body">
      <style:paragraph-properties fo:text-align="justify" style:justify-single-word="false"/>
      <style:text-properties officeooo:rsid="00253f5a" officeooo:paragraph-rsid="00253f5a"/>
    </style:style>
    <style:style style:name="P8" style:family="paragraph" style:parent-style-name="Text_20_body">
      <style:paragraph-properties fo:text-align="justify" style:justify-single-word="false"/>
      <style:text-properties fo:font-weight="bold" officeooo:rsid="00207108" officeooo:paragraph-rsid="00207108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weight="bold" officeooo:rsid="0021c38e" officeooo:paragraph-rsid="0021c38e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weight="bold" officeooo:rsid="0023c007" officeooo:paragraph-rsid="0023c007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weight="bold" officeooo:rsid="001f7a03" officeooo:paragraph-rsid="0023c007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officeooo:rsid="002ba629" officeooo:paragraph-rsid="002ba629"/>
    </style:style>
    <style:style style:name="P13" style:family="paragraph" style:parent-style-name="Title">
      <style:paragraph-properties fo:text-align="center" style:justify-single-word="false"/>
      <style:text-properties officeooo:rsid="001d6ae4" officeooo:paragraph-rsid="001d6ae4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rsid="00253f5a" officeooo:paragraph-rsid="0023c007"/>
    </style:style>
    <style:style style:name="P15" style:family="paragraph" style:parent-style-name="Text_20_body" style:list-style-name="L5">
      <style:paragraph-properties fo:text-align="justify" style:justify-single-word="false"/>
      <style:text-properties officeooo:rsid="00253f5a" officeooo:paragraph-rsid="0021c38e"/>
    </style:style>
    <style:style style:name="P16" style:family="paragraph" style:parent-style-name="Text_20_body" style:list-style-name="L6">
      <style:paragraph-properties fo:text-align="justify" style:justify-single-word="false"/>
      <style:text-properties officeooo:rsid="00253f5a" officeooo:paragraph-rsid="00253f5a"/>
    </style:style>
    <style:style style:name="P17" style:family="paragraph" style:parent-style-name="Text_20_body" style:list-style-name="L3">
      <style:paragraph-properties fo:text-align="justify" style:justify-single-word="false"/>
      <style:text-properties officeooo:rsid="00207108" officeooo:paragraph-rsid="00207108"/>
    </style:style>
    <style:style style:name="P18" style:family="paragraph" style:parent-style-name="Text_20_body" style:list-style-name="L3">
      <style:paragraph-properties fo:text-align="justify" style:justify-single-word="false"/>
      <style:text-properties officeooo:rsid="00207108" officeooo:paragraph-rsid="002c3bec"/>
    </style:style>
    <style:style style:name="P19" style:family="paragraph" style:parent-style-name="Text_20_body" style:list-style-name="L5">
      <style:paragraph-properties fo:text-align="justify" style:justify-single-word="false"/>
      <style:text-properties officeooo:rsid="0021c38e" officeooo:paragraph-rsid="0021c38e"/>
    </style:style>
    <style:style style:name="P20" style:family="paragraph" style:parent-style-name="Text_20_body" style:list-style-name="L5">
      <style:paragraph-properties fo:text-align="justify" style:justify-single-word="false"/>
      <style:text-properties officeooo:paragraph-rsid="0021c38e"/>
    </style:style>
    <style:style style:name="T1" style:family="text">
      <style:text-properties officeooo:rsid="00253f5a"/>
    </style:style>
    <style:style style:name="T2" style:family="text">
      <style:text-properties officeooo:rsid="00263775"/>
    </style:style>
    <style:style style:name="T3" style:family="text">
      <style:text-properties officeooo:rsid="002c3bec"/>
    </style:style>
    <style:style style:name="T4" style:family="text">
      <style:text-properties officeooo:rsid="002df08d"/>
    </style:style>
    <style:style style:name="T5" style:family="text">
      <style:text-properties officeooo:rsid="002e6e2b"/>
    </style:style>
    <style:style style:name="T6" style:family="text">
      <style:text-properties officeooo:rsid="002fcb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adrão de comunicação entre aplicativo, Raspberry PI e microcontrolador</text:p>
      <text:p text:style-name="P1"/>
      <text:p text:style-name="P1"/>
      <text:p text:style-name="P7">Todas as funções aqui descritas tem um retorno avisando que foi setada a configuração, exceto pela get que retorna os valores de configuração. <text:span text:style-name="T2">Para os sockets o retorno é em texto OK. Para a uart é um byte com valor 0x01.</text:span></text:p>
      <text:p text:style-name="P11">1 – Função get<text:span text:style-name="T3">Status</text:span></text:p>
      <text:p text:style-name="P2"><text:tab/>Função utilizada para obter valores do microcontrolador, retorna valores.</text:p>
      <text:list xml:id="list2351198014" text:style-name="L1">
        <text:list-item>
          <text:p text:style-name="P14">Uart: 1</text:p>
        </text:list-item>
      </text:list>
      <text:p text:style-name="P12"/>
      <text:p text:style-name="P8">2 – Função <text:span text:style-name="T3">alarme</text:span></text:p>
      <text:p text:style-name="P3"><text:tab/>Função para configurar os três alarmes de abertura do comedouro.</text:p>
      <text:list xml:id="list437819177" text:style-name="L3">
        <text:list-item>
          <text:p text:style-name="P17">Uart: 2</text:p>
        </text:list-item>
        <text:list-item>
          <text:p text:style-name="P17">Parâmetros: São passados obrigatoriamente dois parâmetros, sendo eles:</text:p>
        </text:list-item>
        <text:list-item>
          <text:p text:style-name="P18">param<text:span text:style-name="T3">1</text:span>: o valor em horas do alarme, que varia de 0 a 23. E quando for -1 significa que é para desativar o alarme selecionado.</text:p>
        </text:list-item>
        <text:list-item>
          <text:p text:style-name="P18">param<text:span text:style-name="T3">2</text:span>: qual é o alarme selecionado, variando entre 1, 2, e 3.</text:p>
        </text:list-item>
      </text:list>
      <text:p text:style-name="P4"/>
      <text:p text:style-name="P9"><text:span text:style-name="T4">3</text:span> – Função Manual</text:p>
      <text:p text:style-name="P5"><text:tab/>Função utilizada para abrir e fechar o comedouro manualmente pelo app.</text:p>
      <text:list xml:id="list493881098" text:style-name="L5">
        <text:list-item>
          <text:p text:style-name="P15">Uart: <text:span text:style-name="T6">3</text:span></text:p>
        </text:list-item>
        <text:list-item>
          <text:p text:style-name="P19">Parâmetros: Um parâmetro para <text:span text:style-name="T4">informar o tempo de abertura do comedouro.</text:span></text:p>
        </text:list-item>
        <text:list-item>
          <text:p text:style-name="P19">param1: <text:span text:style-name="T4">tempo de abertura.</text:span></text:p>
          <text:p text:style-name="P20"/>
        </text:list-item>
      </text:list>
      <text:p text:style-name="P10"><text:span text:style-name="T4">4 – </text:span>Função Bu<text:span text:style-name="T1">z</text:span>er</text:p>
      <text:p text:style-name="P6"><text:tab/><text:span text:style-name="T1">Função para configurar se será ligado ou não o buzer para chamar a atenção dos animais na <text:tab/>hora que o comedouro for aberto.</text:span></text:p>
      <text:list xml:id="list2296844028" text:style-name="L6">
        <text:list-item>
          <text:p text:style-name="P16">Uart: <text:span text:style-name="T6">4</text:span></text:p>
        </text:list-item>
        <text:list-item>
          <text:p text:style-name="P16">Parâmetros: Único parâmetro para <text:span text:style-name="T4">tempo que o buzzer vai ficar ligado.</text:span></text:p>
        </text:list-item>
        <text:list-item>
          <text:p text:style-name="P16"><text:soft-page-break/>param1: <text:span text:style-name="T5">tempo ligado.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9:02:04.057000000</meta:creation-date>
    <dc:date>2018-10-24T15:08:41.316000000</dc:date>
    <meta:editing-duration>PT2H6M14S</meta:editing-duration>
    <meta:editing-cycles>13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22" meta:word-count="209" meta:character-count="1181" meta:non-whitespace-character-count="996"/>
  </office:meta>
</office:document-meta>
</file>